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Mono" fo:font-size="12pt" style:font-size-asian="12pt" style:font-size-complex="12pt"/>
    </style:style>
    <style:style style:name="P2" style:family="paragraph" style:parent-style-name="Standard">
      <style:paragraph-properties fo:line-height="150%"/>
      <style:text-properties style:font-name="Liberation Mono" fo:font-size="12pt" fo:font-weight="bold" fo:background-color="#fff200" style:font-size-asian="12pt" style:font-weight-asian="bold" style:font-size-complex="12pt" style:font-weight-complex="bold"/>
    </style:style>
    <style:style style:name="P3" style:family="paragraph" style:parent-style-name="Standard">
      <style:paragraph-properties fo:line-height="150%"/>
      <style:text-properties style:font-name="Liberation Mono" fo:font-size="12pt" fo:background-color="#fff200" style:font-size-asian="12pt" style:font-size-complex="12pt"/>
    </style:style>
    <style:style style:name="P4" style:family="paragraph" style:parent-style-name="Standard">
      <style:paragraph-properties fo:line-height="150%"/>
      <style:text-properties style:font-name="Liberation Mono" fo:font-size="12pt" style:font-size-asian="12pt" style:font-size-complex="12pt"/>
    </style:style>
    <style:style style:name="T1" style:family="text">
      <style:text-properties officeooo:rsid="0002f5bc"/>
    </style:style>
    <style:style style:name="T2" style:family="text">
      <style:text-properties officeooo:rsid="0003001b"/>
    </style:style>
    <style:style style:name="T3" style:family="text">
      <style:text-properties fo:background-color="#fff200" loext:char-shading-value="0"/>
    </style:style>
    <style:style style:name="T4" style:family="text">
      <style:text-properties fo:background-color="#fff200" loext:char-shading-value="0"/>
    </style:style>
    <style:style style:name="T5" style:family="text">
      <style:text-properties officeooo:rsid="0002f5bc" fo:background-color="#fff200" loext:char-shading-value="0"/>
    </style:style>
    <style:style style:name="T6" style:family="text">
      <style:text-properties officeooo:rsid="0002f5bc" fo:background-color="#fff200" loext:char-shading-value="0"/>
    </style:style>
    <style:style style:name="T7" style:family="text">
      <style:text-properties officeooo:rsid="0003001b" fo:background-color="#fff200" loext:char-shading-value="0"/>
    </style:style>
    <style:style style:name="T8" style:family="text">
      <style:text-properties officeooo:rsid="0003001b" fo:background-color="#fff2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fo:background-color="#fff200" loext:char-shading-value="0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fo:background-color="#fff200" loext:char-shading-value="0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mbién existen algunas desventajas en un entorno de base de datos integrada, en comparación con un sistema de archivos:</text:p>
      <text:p text:style-name="P2"/>
      <text:p text:style-name="P2">1. Alto costo de DBMS</text:p>
      <text:p text:style-name="P1">Puesto que un <text:span text:style-name="T4">sistema de gestión de base de datos completo es una pieza de software muy grande y sofisticada, su compra o arrendamiento es costoso.</text:span></text:p>
      <text:p text:style-name="P1"/>
      <text:p text:style-name="P1"/>
      <text:p text:style-name="P2">2. Costos de hardware más altos</text:p>
      <text:p text:style-name="P1">Para correr el DBMS se <text:span text:style-name="T4">requieren memoria adicional y potencia de procesamiento, lo que resulta en la necesidad de actualizar el hardware.</text:span></text:p>
      <text:p text:style-name="P1"/>
      <text:p text:style-name="P2">3. Costos de programación más altos</text:p>
      <text:p text:style-name="P1">Puesto que un DBMS es una herramienta compleja con muchas características, los programadores de la organización necesitan un <text:span text:style-name="T12">conocimiento extenso del sistema</text:span><text:span text:style-name="T11"> con la finalidad de usarlo con mayor ventaja. </text:span><text:span text:style-name="T12">Si la organización contrata programadores de base de datos experimentados o capacita a su propio personal de programación, paga por la experiencia</text:span><text:span text:style-name="T11">.</text:span></text:p>
      <text:p text:style-name="P1"/>
      <text:p text:style-name="P1"/>
      <text:p text:style-name="P2">4. Altos costos de conversión</text:p>
      <text:p text:style-name="P1">Cuando una organización convierte a un nuevo sistema de base de datos, se tienen que remover datos de los archivos existentes y cargarlos en la base de datos. <text:span text:style-name="T4">Debido a los diferentes formatos usados en los archivos, </text:span><text:span text:style-name="T6">este</text:span><text:span text:style-name="T4"> puede ser un proceso difícil y que consume tiempo. Además, los programas de aplicaciones, que contienen detalles acerca del almacenamiento y la estructura de los archivos antiguos, se deben modificar para trabajar con el DBMS.</text:span></text:p>
      <text:p text:style-name="P1"/>
      <text:p text:style-name="P1">Procesamiento más lento de algunas aplicaciones</text:p>
      <text:p text:style-name="P1"><text:span text:style-name="T4">Aunque una base de datos integrada se diseña para proporcionar mejor información más rápidamente que un sistema tradicional que </text:span><text:soft-page-break/><text:span text:style-name="T4">use archivos separados, algunas aplicaciones son más lentas. Por ejemplo, un archivo de nómina típico se configura en una secuencia que coincide con el programa de nómina, y contiene </text:span><text:span text:style-name="T8">solo</text:span><text:span text:style-name="T4"> los datos necesarios para esta aplicación.</text:span> Está diseñado específicamente para hacer a dicha aplicación tan eficiente como sea posible. En la base de datos,<text:span text:style-name="T4"> los registros de los empleados pueden no almacenarse de manera consecutiva y la recuperación normal puede no ser en la secuencia necesaria por el programa de nómina. Por tanto, este programa tardará más tiempo en ejecutarse.</text:span></text:p>
      <text:p text:style-name="P1"/>
      <text:p text:style-name="P1"/>
      <text:p text:style-name="P3">6. Vulnerabilidad aumentada</text:p>
      <text:p text:style-name="P1">S<text:span text:style-name="T4">iempre que los recursos están centralizados, existe un aumento en el riesgo de seguridad.</text:span> Dado que todas las aplicaciones dependen del sistema de base de datos, <text:span text:style-name="T4">la falla de cualquier componente del sistema puede llevar las operaciones a un estancamiento. La falla de un solo programa de aplicaciones puede tener un efecto sobre otros programas que es posible usen datos incorrectos creados por el programa dañado.</text:span></text:p>
      <text:p text:style-name="P1"/>
      <text:p text:style-name="P3">7. Recuperación más difícil</text:p>
      <text:p text:style-name="P1"><text:span text:style-name="T4">El proceso de recuperación después de una falla de la base de datos es complicado</text:span> porque muchas transacciones podrían estar en progreso cuando falle el sistema. <text:span text:style-name="T4">Como parte de su recuperación, el sistema debe determinar cuáles transacciones se completaron y cuáles todavía estaban en progreso al momento de la falla.</text:span> Si la base de datos está dañada, <text:span text:style-name="T4">se puede recuperar con el uso de la cinta de recuperación y el log. El hecho de que una base de datos permita a los usuarios realizar actualizaciones concurrentes complica aún más el proceso de recuper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6T16:53:46.196598971</meta:creation-date>
    <meta:generator>LibreOffice/6.0.7.3$Linux_X86_64 LibreOffice_project/00m0$Build-3</meta:generator>
    <dc:date>2020-05-17T13:25:39.362302292</dc:date>
    <meta:editing-duration>PT26M41S</meta:editing-duration>
    <meta:editing-cycles>3</meta:editing-cycles>
    <meta:document-statistic meta:table-count="0" meta:image-count="0" meta:object-count="0" meta:page-count="2" meta:paragraph-count="15" meta:word-count="495" meta:character-count="3085" meta:non-whitespace-character-count="2605"/>
  </office:meta>
</office:document-meta>
</file>